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ResolverIntegrationTests.fixedLoca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mmyView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reateLocaleContex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Resolver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mmyView.DummyView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iew.render( @ Nullable Map &lt; String , ? &gt; model , @ Nullable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